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5c5e" officeooo:paragraph-rsid="00095c5e"/>
    </style:style>
    <style:style style:name="P2" style:family="paragraph" style:parent-style-name="Standard">
      <style:paragraph-properties fo:text-align="start" style:justify-single-word="false"/>
      <style:text-properties officeooo:rsid="00095c5e" officeooo:paragraph-rsid="00095c5e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95c5e" officeooo:paragraph-rsid="00095c5e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b5018" officeooo:paragraph-rsid="000b5018"/>
    </style:style>
    <style:style style:name="P5" style:family="paragraph" style:parent-style-name="Standard">
      <style:paragraph-properties fo:text-align="start" style:justify-single-word="false"/>
      <style:text-properties fo:font-size="16pt" officeooo:rsid="00095c5e" officeooo:paragraph-rsid="00095c5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b5018" officeooo:paragraph-rsid="000b5018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officeooo:rsid="000fb2c2" officeooo:paragraph-rsid="000fb2c2"/>
    </style:style>
    <style:style style:name="T1" style:family="text">
      <style:text-properties officeooo:rsid="00098b1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98b17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34b9" style:font-weight-asian="bold" style:font-weight-complex="bold"/>
    </style:style>
    <style:style style:name="T7" style:family="text">
      <style:text-properties fo:font-weight="bold" officeooo:rsid="000e5b8d" style:font-weight-asian="bold" style:font-weight-complex="bold"/>
    </style:style>
    <style:style style:name="T8" style:family="text">
      <style:text-properties fo:font-weight="bold" officeooo:rsid="000fb2c2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bold" officeooo:rsid="000d34b9" style:font-size-asian="22pt" style:font-weight-asian="bold" style:font-size-complex="22pt" style:font-weight-complex="bold"/>
    </style:style>
    <style:style style:name="T12" style:family="text">
      <style:text-properties fo:font-size="22pt" fo:font-weight="bold" officeooo:rsid="000e5b8d" style:font-size-asian="22pt" style:font-weight-asian="bold" style:font-size-complex="22pt" style:font-weight-complex="bold"/>
    </style:style>
    <style:style style:name="T13" style:family="text">
      <style:text-properties officeooo:rsid="000bf5e4"/>
    </style:style>
    <style:style style:name="T14" style:family="text">
      <style:text-properties officeooo:rsid="000d34b9"/>
    </style:style>
    <style:style style:name="T15" style:family="text">
      <style:text-properties officeooo:rsid="000e5b8d"/>
    </style:style>
    <style:style style:name="T16" style:family="text">
      <style:text-properties officeooo:rsid="000fb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 <text:span text:style-name="T14">Individuel </text:span></text:p>
      <text:p text:style-name="P1"/>
      <text:p text:style-name="P2"><text:s/></text:p>
      <text:p text:style-name="P2"><text:span text:style-name="T10">Front-end / </text:span><text:span text:style-name="T11">8 </text:span><text:span text:style-name="T12">points</text:span><text:span text:style-name="T10"> </text:span><text:span text:style-name="T9">=&gt;</text:span> <text:span text:style-name="T2">créer un formulaire <text:s/></text:span><text:span text:style-name="T3">d’inscription </text:span><text:span text:style-name="T2">qui sera centrer avec </text:span><text:span text:style-name="T3">au milieu avec les champs :</text:span></text:p>
      <text:p text:style-name="P5">- <text:span text:style-name="T15">P</text:span><text:span text:style-name="T1">rénom </text:span><text:span text:style-name="T15">&amp; </text:span><text:span text:style-name="T1">nom / </text:span><text:span text:style-name="T7">1 point</text:span></text:p>
      <text:p text:style-name="P5"/>
      <text:p text:style-name="P5">- <text:span text:style-name="T1">Mot de passe </text:span><text:span text:style-name="T13">avec bouton afficher mot de passe /</text:span><text:span text:style-name="T15">4</text:span><text:span text:style-name="T7"> points</text:span></text:p>
      <text:p text:style-name="P5"><text:span text:style-name="T7"/></text:p>
      <text:p text:style-name="P5">- <text:span text:style-name="T14">Jolie </text:span><text:span text:style-name="T1">buttons validé /</text:span><text:span text:style-name="T7"> 3 points</text:span></text:p>
      <text:p text:style-name="P2"/>
      <text:p text:style-name="P2"/>
      <text:p text:style-name="P4"><text:span text:style-name="T10">Back-end /</text:span><text:span text:style-name="T11">12</text:span><text:span text:style-name="T10"> </text:span><text:span text:style-name="T12">points </text:span><text:span text:style-name="T10">=&gt;</text:span> <text:span text:style-name="T2">A partir du formulaire :</text:span></text:p>
      <text:p text:style-name="P4"><text:span text:style-name="T2"/></text:p>
      <text:p text:style-name="P7"><text:span text:style-name="T2">- Je veux un check de l’age (la personne doit avoir </text:span><text:span text:style-name="T4">20 ans</text:span><text:span text:style-name="T2"> minum pour accéder au formulaire d’inscription) </text:span><text:span text:style-name="T4">4 points</text:span></text:p>
      <text:p text:style-name="P4"><text:span text:style-name="T2"/></text:p>
      <text:p text:style-name="P6">- Récupérer les valeurs des champs /<text:span text:style-name="T6">3 points</text:span></text:p>
      <text:p text:style-name="P6"><text:span text:style-name="T6"/></text:p>
      <text:p text:style-name="P6">- vérifier si le mot de passe a une longueur minimum de <text:span text:style-name="T6">10</text:span><text:span text:style-name="T5"> caractères</text:span>, <text:span text:style-name="T14">je veux</text:span> un chiffre ,une majuscule, un symbole <text:span text:style-name="T13">avec comme option affiché ou pas le mot de passe, /</text:span><text:span text:style-name="T8">3</text:span><text:span text:style-name="T6"> point</text:span></text:p>
      <text:p text:style-name="P6"/>
      <text:p text:style-name="P6">- Si toute les conditions sont rempli, redirection vers la page d’accueil de votre site de préformation / <text:span text:style-name="T16">avec comme message «Bienvenue puis le nom» avant la redirection de 2secondes /</text:span><text:span text:style-name="T6">2 poi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9T11:47:06.505000000</meta:creation-date>
    <dc:date>2024-02-13T14:52:40.650000000</dc:date>
    <meta:editing-duration>PT32M4S</meta:editing-duration>
    <meta:editing-cycles>3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11" meta:word-count="151" meta:character-count="816" meta:non-whitespace-character-count="672"/>
  </office:meta>
</office:document-meta>
</file>